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2f7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2f7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2f7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2f7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2f7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2f7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2f7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2f7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2f7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2f7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2f7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2f7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2f7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2f7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2f7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2f7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2f7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Leangel Aranguren Ramí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7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651785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neange Josefina Ramirez Ca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78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0.9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7" meta:non-whitespace-character-count="1009"/>
    <meta:template xlink:type="simple" xlink:actuate="onRequest" xlink:title="Normal" xlink:href=""/>
  </office:meta>
</office:document-meta>
</file>